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üller</text:p>
          </table:table-cell>
          <table:table-cell table:formula="of:=SUBSTITUTE(SUBSTITUTE(SUBSTITUTE(SUBSTITUTE(SUBSTITUTE(SUBSTITUTE(SUBSTITUTE([.A1]; &quot;ü&quot;;&quot;u&quot;);&quot;ö&quot;;&quot;o&quot;);&quot;ä&quot;;&quot;a&quot;);&quot;Ü&quot;;&quot;U&quot;);&quot;Ö&quot;;&quot;O&quot;);&quot;Ä&quot;;&quot;A&quot;);&quot;ß&quot;;&quot;ss&quot;)" office:value-type="string" office:string-value="Muller" calcext:value-type="string">
            <text:p>Muller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table:formula="of:=SUBSTITUTE(SUBSTITUTE(SUBSTITUTE(SUBSTITUTE(SUBSTITUTE(SUBSTITUTE(SUBSTITUTE([.A2]; &quot;ü&quot;;&quot;u&quot;);&quot;ö&quot;;&quot;o&quot;);&quot;ä&quot;;&quot;a&quot;);&quot;Ü&quot;;&quot;U&quot;);&quot;Ö&quot;;&quot;O&quot;);&quot;Ä&quot;;&quot;A&quot;);&quot;ß&quot;;&quot;ss&quot;)" office:value-type="string" office:string-value="Schmidt" calcext:value-type="string">
            <text:p>Schmidt</text:p>
          </table:table-cell>
        </table:table-row>
        <table:table-row table:style-name="ro1">
          <table:table-cell office:value-type="string" calcext:value-type="string">
            <text:p>Schneider</text:p>
          </table:table-cell>
          <table:table-cell table:formula="of:=SUBSTITUTE(SUBSTITUTE(SUBSTITUTE(SUBSTITUTE(SUBSTITUTE(SUBSTITUTE(SUBSTITUTE([.A3]; &quot;ü&quot;;&quot;u&quot;);&quot;ö&quot;;&quot;o&quot;);&quot;ä&quot;;&quot;a&quot;);&quot;Ü&quot;;&quot;U&quot;);&quot;Ö&quot;;&quot;O&quot;);&quot;Ä&quot;;&quot;A&quot;);&quot;ß&quot;;&quot;ss&quot;)" office:value-type="string" office:string-value="Schneider" calcext:value-type="string">
            <text:p>Schneider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table:formula="of:=SUBSTITUTE(SUBSTITUTE(SUBSTITUTE(SUBSTITUTE(SUBSTITUTE(SUBSTITUTE(SUBSTITUTE([.A4]; &quot;ü&quot;;&quot;u&quot;);&quot;ö&quot;;&quot;o&quot;);&quot;ä&quot;;&quot;a&quot;);&quot;Ü&quot;;&quot;U&quot;);&quot;Ö&quot;;&quot;O&quot;);&quot;Ä&quot;;&quot;A&quot;);&quot;ß&quot;;&quot;ss&quot;)" office:value-type="string" office:string-value="Fischer" calcext:value-type="string">
            <text:p>Fischer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table:formula="of:=SUBSTITUTE(SUBSTITUTE(SUBSTITUTE(SUBSTITUTE(SUBSTITUTE(SUBSTITUTE(SUBSTITUTE([.A5]; &quot;ü&quot;;&quot;u&quot;);&quot;ö&quot;;&quot;o&quot;);&quot;ä&quot;;&quot;a&quot;);&quot;Ü&quot;;&quot;U&quot;);&quot;Ö&quot;;&quot;O&quot;);&quot;Ä&quot;;&quot;A&quot;);&quot;ß&quot;;&quot;ss&quot;)" office:value-type="string" office:string-value="Weber" calcext:value-type="string">
            <text:p>Weber</text:p>
          </table:table-cell>
        </table:table-row>
        <table:table-row table:style-name="ro1">
          <table:table-cell office:value-type="string" calcext:value-type="string">
            <text:p>Meyer</text:p>
          </table:table-cell>
          <table:table-cell table:formula="of:=SUBSTITUTE(SUBSTITUTE(SUBSTITUTE(SUBSTITUTE(SUBSTITUTE(SUBSTITUTE(SUBSTITUTE([.A6]; &quot;ü&quot;;&quot;u&quot;);&quot;ö&quot;;&quot;o&quot;);&quot;ä&quot;;&quot;a&quot;);&quot;Ü&quot;;&quot;U&quot;);&quot;Ö&quot;;&quot;O&quot;);&quot;Ä&quot;;&quot;A&quot;);&quot;ß&quot;;&quot;ss&quot;)" office:value-type="string" office:string-value="Meyer" calcext:value-type="string">
            <text:p>Meyer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table:formula="of:=SUBSTITUTE(SUBSTITUTE(SUBSTITUTE(SUBSTITUTE(SUBSTITUTE(SUBSTITUTE(SUBSTITUTE([.A7]; &quot;ü&quot;;&quot;u&quot;);&quot;ö&quot;;&quot;o&quot;);&quot;ä&quot;;&quot;a&quot;);&quot;Ü&quot;;&quot;U&quot;);&quot;Ö&quot;;&quot;O&quot;);&quot;Ä&quot;;&quot;A&quot;);&quot;ß&quot;;&quot;ss&quot;)" office:value-type="string" office:string-value="Wagner" calcext:value-type="string">
            <text:p>Wagner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table:formula="of:=SUBSTITUTE(SUBSTITUTE(SUBSTITUTE(SUBSTITUTE(SUBSTITUTE(SUBSTITUTE(SUBSTITUTE([.A8]; &quot;ü&quot;;&quot;u&quot;);&quot;ö&quot;;&quot;o&quot;);&quot;ä&quot;;&quot;a&quot;);&quot;Ü&quot;;&quot;U&quot;);&quot;Ö&quot;;&quot;O&quot;);&quot;Ä&quot;;&quot;A&quot;);&quot;ß&quot;;&quot;ss&quot;)" office:value-type="string" office:string-value="Becker" calcext:value-type="string">
            <text:p>Becker</text:p>
          </table:table-cell>
        </table:table-row>
        <table:table-row table:style-name="ro1">
          <table:table-cell office:value-type="string" calcext:value-type="string">
            <text:p>Schulz</text:p>
          </table:table-cell>
          <table:table-cell table:formula="of:=SUBSTITUTE(SUBSTITUTE(SUBSTITUTE(SUBSTITUTE(SUBSTITUTE(SUBSTITUTE(SUBSTITUTE([.A9]; &quot;ü&quot;;&quot;u&quot;);&quot;ö&quot;;&quot;o&quot;);&quot;ä&quot;;&quot;a&quot;);&quot;Ü&quot;;&quot;U&quot;);&quot;Ö&quot;;&quot;O&quot;);&quot;Ä&quot;;&quot;A&quot;);&quot;ß&quot;;&quot;ss&quot;)" office:value-type="string" office:string-value="Schulz" calcext:value-type="string">
            <text:p>Schulz</text:p>
          </table:table-cell>
        </table:table-row>
        <table:table-row table:style-name="ro1">
          <table:table-cell office:value-type="string" calcext:value-type="string">
            <text:p>Hoffmann</text:p>
          </table:table-cell>
          <table:table-cell table:formula="of:=SUBSTITUTE(SUBSTITUTE(SUBSTITUTE(SUBSTITUTE(SUBSTITUTE(SUBSTITUTE(SUBSTITUTE([.A10]; &quot;ü&quot;;&quot;u&quot;);&quot;ö&quot;;&quot;o&quot;);&quot;ä&quot;;&quot;a&quot;);&quot;Ü&quot;;&quot;U&quot;);&quot;Ö&quot;;&quot;O&quot;);&quot;Ä&quot;;&quot;A&quot;);&quot;ß&quot;;&quot;ss&quot;)" office:value-type="string" office:string-value="Hoffmann" calcext:value-type="string">
            <text:p>Hoffmann</text:p>
          </table:table-cell>
        </table:table-row>
        <table:table-row table:style-name="ro1">
          <table:table-cell office:value-type="string" calcext:value-type="string">
            <text:p>Schäfer</text:p>
          </table:table-cell>
          <table:table-cell table:formula="of:=SUBSTITUTE(SUBSTITUTE(SUBSTITUTE(SUBSTITUTE(SUBSTITUTE(SUBSTITUTE(SUBSTITUTE([.A11]; &quot;ü&quot;;&quot;u&quot;);&quot;ö&quot;;&quot;o&quot;);&quot;ä&quot;;&quot;a&quot;);&quot;Ü&quot;;&quot;U&quot;);&quot;Ö&quot;;&quot;O&quot;);&quot;Ä&quot;;&quot;A&quot;);&quot;ß&quot;;&quot;ss&quot;)" office:value-type="string" office:string-value="Schafer" calcext:value-type="string">
            <text:p>Schafer</text:p>
          </table:table-cell>
        </table:table-row>
        <table:table-row table:style-name="ro1">
          <table:table-cell office:value-type="string" calcext:value-type="string">
            <text:p>Koch</text:p>
          </table:table-cell>
          <table:table-cell table:formula="of:=SUBSTITUTE(SUBSTITUTE(SUBSTITUTE(SUBSTITUTE(SUBSTITUTE(SUBSTITUTE(SUBSTITUTE([.A12]; &quot;ü&quot;;&quot;u&quot;);&quot;ö&quot;;&quot;o&quot;);&quot;ä&quot;;&quot;a&quot;);&quot;Ü&quot;;&quot;U&quot;);&quot;Ö&quot;;&quot;O&quot;);&quot;Ä&quot;;&quot;A&quot;);&quot;ß&quot;;&quot;ss&quot;)" office:value-type="string" office:string-value="Koch" calcext:value-type="string">
            <text:p>Koch</text:p>
          </table:table-cell>
        </table:table-row>
        <table:table-row table:style-name="ro1">
          <table:table-cell office:value-type="string" calcext:value-type="string">
            <text:p>Bauer</text:p>
          </table:table-cell>
          <table:table-cell table:formula="of:=SUBSTITUTE(SUBSTITUTE(SUBSTITUTE(SUBSTITUTE(SUBSTITUTE(SUBSTITUTE(SUBSTITUTE([.A13]; &quot;ü&quot;;&quot;u&quot;);&quot;ö&quot;;&quot;o&quot;);&quot;ä&quot;;&quot;a&quot;);&quot;Ü&quot;;&quot;U&quot;);&quot;Ö&quot;;&quot;O&quot;);&quot;Ä&quot;;&quot;A&quot;);&quot;ß&quot;;&quot;ss&quot;)" office:value-type="string" office:string-value="Bauer" calcext:value-type="string">
            <text:p>Bauer</text:p>
          </table:table-cell>
        </table:table-row>
        <table:table-row table:style-name="ro1">
          <table:table-cell office:value-type="string" calcext:value-type="string">
            <text:p>Richter</text:p>
          </table:table-cell>
          <table:table-cell table:formula="of:=SUBSTITUTE(SUBSTITUTE(SUBSTITUTE(SUBSTITUTE(SUBSTITUTE(SUBSTITUTE(SUBSTITUTE([.A14]; &quot;ü&quot;;&quot;u&quot;);&quot;ö&quot;;&quot;o&quot;);&quot;ä&quot;;&quot;a&quot;);&quot;Ü&quot;;&quot;U&quot;);&quot;Ö&quot;;&quot;O&quot;);&quot;Ä&quot;;&quot;A&quot;);&quot;ß&quot;;&quot;ss&quot;)" office:value-type="string" office:string-value="Richter" calcext:value-type="string">
            <text:p>Richter</text:p>
          </table:table-cell>
        </table:table-row>
        <table:table-row table:style-name="ro1">
          <table:table-cell office:value-type="string" calcext:value-type="string">
            <text:p>Klein</text:p>
          </table:table-cell>
          <table:table-cell table:formula="of:=SUBSTITUTE(SUBSTITUTE(SUBSTITUTE(SUBSTITUTE(SUBSTITUTE(SUBSTITUTE(SUBSTITUTE([.A15]; &quot;ü&quot;;&quot;u&quot;);&quot;ö&quot;;&quot;o&quot;);&quot;ä&quot;;&quot;a&quot;);&quot;Ü&quot;;&quot;U&quot;);&quot;Ö&quot;;&quot;O&quot;);&quot;Ä&quot;;&quot;A&quot;);&quot;ß&quot;;&quot;ss&quot;)" office:value-type="string" office:string-value="Klein" calcext:value-type="string">
            <text:p>Klein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formula="of:=SUBSTITUTE(SUBSTITUTE(SUBSTITUTE(SUBSTITUTE(SUBSTITUTE(SUBSTITUTE(SUBSTITUTE([.A16]; &quot;ü&quot;;&quot;u&quot;);&quot;ö&quot;;&quot;o&quot;);&quot;ä&quot;;&quot;a&quot;);&quot;Ü&quot;;&quot;U&quot;);&quot;Ö&quot;;&quot;O&quot;);&quot;Ä&quot;;&quot;A&quot;);&quot;ß&quot;;&quot;ss&quot;)" office:value-type="string" office:string-value="Wolf" calcext:value-type="string">
            <text:p>Wolf</text:p>
          </table:table-cell>
        </table:table-row>
        <table:table-row table:style-name="ro1">
          <table:table-cell office:value-type="string" calcext:value-type="string">
            <text:p>Schröder</text:p>
          </table:table-cell>
          <table:table-cell table:formula="of:=SUBSTITUTE(SUBSTITUTE(SUBSTITUTE(SUBSTITUTE(SUBSTITUTE(SUBSTITUTE(SUBSTITUTE([.A17]; &quot;ü&quot;;&quot;u&quot;);&quot;ö&quot;;&quot;o&quot;);&quot;ä&quot;;&quot;a&quot;);&quot;Ü&quot;;&quot;U&quot;);&quot;Ö&quot;;&quot;O&quot;);&quot;Ä&quot;;&quot;A&quot;);&quot;ß&quot;;&quot;ss&quot;)" office:value-type="string" office:string-value="Schroder" calcext:value-type="string">
            <text:p>Schroder</text:p>
          </table:table-cell>
        </table:table-row>
        <table:table-row table:style-name="ro1">
          <table:table-cell office:value-type="string" calcext:value-type="string">
            <text:p>Neumann</text:p>
          </table:table-cell>
          <table:table-cell table:formula="of:=SUBSTITUTE(SUBSTITUTE(SUBSTITUTE(SUBSTITUTE(SUBSTITUTE(SUBSTITUTE(SUBSTITUTE([.A18]; &quot;ü&quot;;&quot;u&quot;);&quot;ö&quot;;&quot;o&quot;);&quot;ä&quot;;&quot;a&quot;);&quot;Ü&quot;;&quot;U&quot;);&quot;Ö&quot;;&quot;O&quot;);&quot;Ä&quot;;&quot;A&quot;);&quot;ß&quot;;&quot;ss&quot;)" office:value-type="string" office:string-value="Neumann" calcext:value-type="string">
            <text:p>Neumann</text:p>
          </table:table-cell>
        </table:table-row>
        <table:table-row table:style-name="ro1">
          <table:table-cell office:value-type="string" calcext:value-type="string">
            <text:p>Schwarz</text:p>
          </table:table-cell>
          <table:table-cell table:formula="of:=SUBSTITUTE(SUBSTITUTE(SUBSTITUTE(SUBSTITUTE(SUBSTITUTE(SUBSTITUTE(SUBSTITUTE([.A19]; &quot;ü&quot;;&quot;u&quot;);&quot;ö&quot;;&quot;o&quot;);&quot;ä&quot;;&quot;a&quot;);&quot;Ü&quot;;&quot;U&quot;);&quot;Ö&quot;;&quot;O&quot;);&quot;Ä&quot;;&quot;A&quot;);&quot;ß&quot;;&quot;ss&quot;)" office:value-type="string" office:string-value="Schwarz" calcext:value-type="string">
            <text:p>Schwarz</text:p>
          </table:table-cell>
        </table:table-row>
        <table:table-row table:style-name="ro1">
          <table:table-cell office:value-type="string" calcext:value-type="string">
            <text:p>Zimmermann</text:p>
          </table:table-cell>
          <table:table-cell table:formula="of:=SUBSTITUTE(SUBSTITUTE(SUBSTITUTE(SUBSTITUTE(SUBSTITUTE(SUBSTITUTE(SUBSTITUTE([.A20]; &quot;ü&quot;;&quot;u&quot;);&quot;ö&quot;;&quot;o&quot;);&quot;ä&quot;;&quot;a&quot;);&quot;Ü&quot;;&quot;U&quot;);&quot;Ö&quot;;&quot;O&quot;);&quot;Ä&quot;;&quot;A&quot;);&quot;ß&quot;;&quot;ss&quot;)" office:value-type="string" office:string-value="Zimmermann" calcext:value-type="string">
            <text:p>Zimmermann</text:p>
          </table:table-cell>
        </table:table-row>
        <table:table-row table:style-name="ro1">
          <table:table-cell office:value-type="string" calcext:value-type="string">
            <text:p>Braun</text:p>
          </table:table-cell>
          <table:table-cell table:formula="of:=SUBSTITUTE(SUBSTITUTE(SUBSTITUTE(SUBSTITUTE(SUBSTITUTE(SUBSTITUTE(SUBSTITUTE([.A21]; &quot;ü&quot;;&quot;u&quot;);&quot;ö&quot;;&quot;o&quot;);&quot;ä&quot;;&quot;a&quot;);&quot;Ü&quot;;&quot;U&quot;);&quot;Ö&quot;;&quot;O&quot;);&quot;Ä&quot;;&quot;A&quot;);&quot;ß&quot;;&quot;ss&quot;)" office:value-type="string" office:string-value="Braun" calcext:value-type="string">
            <text:p>Braun</text:p>
          </table:table-cell>
        </table:table-row>
        <table:table-row table:style-name="ro1">
          <table:table-cell office:value-type="string" calcext:value-type="string">
            <text:p>Krüger</text:p>
          </table:table-cell>
          <table:table-cell table:formula="of:=SUBSTITUTE(SUBSTITUTE(SUBSTITUTE(SUBSTITUTE(SUBSTITUTE(SUBSTITUTE(SUBSTITUTE([.A22]; &quot;ü&quot;;&quot;u&quot;);&quot;ö&quot;;&quot;o&quot;);&quot;ä&quot;;&quot;a&quot;);&quot;Ü&quot;;&quot;U&quot;);&quot;Ö&quot;;&quot;O&quot;);&quot;Ä&quot;;&quot;A&quot;);&quot;ß&quot;;&quot;ss&quot;)" office:value-type="string" office:string-value="Kruger" calcext:value-type="string">
            <text:p>Kruger</text:p>
          </table:table-cell>
        </table:table-row>
        <table:table-row table:style-name="ro1">
          <table:table-cell office:value-type="string" calcext:value-type="string">
            <text:p>Hofmann</text:p>
          </table:table-cell>
          <table:table-cell table:formula="of:=SUBSTITUTE(SUBSTITUTE(SUBSTITUTE(SUBSTITUTE(SUBSTITUTE(SUBSTITUTE(SUBSTITUTE([.A23]; &quot;ü&quot;;&quot;u&quot;);&quot;ö&quot;;&quot;o&quot;);&quot;ä&quot;;&quot;a&quot;);&quot;Ü&quot;;&quot;U&quot;);&quot;Ö&quot;;&quot;O&quot;);&quot;Ä&quot;;&quot;A&quot;);&quot;ß&quot;;&quot;ss&quot;)" office:value-type="string" office:string-value="Hofmann" calcext:value-type="string">
            <text:p>Hofmann</text:p>
          </table:table-cell>
        </table:table-row>
        <table:table-row table:style-name="ro1">
          <table:table-cell office:value-type="string" calcext:value-type="string">
            <text:p>Hartmann</text:p>
          </table:table-cell>
          <table:table-cell table:formula="of:=SUBSTITUTE(SUBSTITUTE(SUBSTITUTE(SUBSTITUTE(SUBSTITUTE(SUBSTITUTE(SUBSTITUTE([.A24]; &quot;ü&quot;;&quot;u&quot;);&quot;ö&quot;;&quot;o&quot;);&quot;ä&quot;;&quot;a&quot;);&quot;Ü&quot;;&quot;U&quot;);&quot;Ö&quot;;&quot;O&quot;);&quot;Ä&quot;;&quot;A&quot;);&quot;ß&quot;;&quot;ss&quot;)" office:value-type="string" office:string-value="Hartmann" calcext:value-type="string">
            <text:p>Hartmann</text:p>
          </table:table-cell>
        </table:table-row>
        <table:table-row table:style-name="ro1">
          <table:table-cell office:value-type="string" calcext:value-type="string">
            <text:p>Lange</text:p>
          </table:table-cell>
          <table:table-cell table:formula="of:=SUBSTITUTE(SUBSTITUTE(SUBSTITUTE(SUBSTITUTE(SUBSTITUTE(SUBSTITUTE(SUBSTITUTE([.A25]; &quot;ü&quot;;&quot;u&quot;);&quot;ö&quot;;&quot;o&quot;);&quot;ä&quot;;&quot;a&quot;);&quot;Ü&quot;;&quot;U&quot;);&quot;Ö&quot;;&quot;O&quot;);&quot;Ä&quot;;&quot;A&quot;);&quot;ß&quot;;&quot;ss&quot;)" office:value-type="string" office:string-value="Lange" calcext:value-type="string">
            <text:p>Lange</text:p>
          </table:table-cell>
        </table:table-row>
        <table:table-row table:style-name="ro1">
          <table:table-cell office:value-type="string" calcext:value-type="string">
            <text:p>Schmitt</text:p>
          </table:table-cell>
          <table:table-cell table:formula="of:=SUBSTITUTE(SUBSTITUTE(SUBSTITUTE(SUBSTITUTE(SUBSTITUTE(SUBSTITUTE(SUBSTITUTE([.A26]; &quot;ü&quot;;&quot;u&quot;);&quot;ö&quot;;&quot;o&quot;);&quot;ä&quot;;&quot;a&quot;);&quot;Ü&quot;;&quot;U&quot;);&quot;Ö&quot;;&quot;O&quot;);&quot;Ä&quot;;&quot;A&quot;);&quot;ß&quot;;&quot;ss&quot;)" office:value-type="string" office:string-value="Schmitt" calcext:value-type="string">
            <text:p>Schmitt</text:p>
          </table:table-cell>
        </table:table-row>
        <table:table-row table:style-name="ro1">
          <table:table-cell office:value-type="string" calcext:value-type="string">
            <text:p>Werner</text:p>
          </table:table-cell>
          <table:table-cell table:formula="of:=SUBSTITUTE(SUBSTITUTE(SUBSTITUTE(SUBSTITUTE(SUBSTITUTE(SUBSTITUTE(SUBSTITUTE([.A27]; &quot;ü&quot;;&quot;u&quot;);&quot;ö&quot;;&quot;o&quot;);&quot;ä&quot;;&quot;a&quot;);&quot;Ü&quot;;&quot;U&quot;);&quot;Ö&quot;;&quot;O&quot;);&quot;Ä&quot;;&quot;A&quot;);&quot;ß&quot;;&quot;ss&quot;)" office:value-type="string" office:string-value="Werner" calcext:value-type="string">
            <text:p>Werner</text:p>
          </table:table-cell>
        </table:table-row>
        <table:table-row table:style-name="ro1">
          <table:table-cell office:value-type="string" calcext:value-type="string">
            <text:p>Schmitz</text:p>
          </table:table-cell>
          <table:table-cell table:formula="of:=SUBSTITUTE(SUBSTITUTE(SUBSTITUTE(SUBSTITUTE(SUBSTITUTE(SUBSTITUTE(SUBSTITUTE([.A28]; &quot;ü&quot;;&quot;u&quot;);&quot;ö&quot;;&quot;o&quot;);&quot;ä&quot;;&quot;a&quot;);&quot;Ü&quot;;&quot;U&quot;);&quot;Ö&quot;;&quot;O&quot;);&quot;Ä&quot;;&quot;A&quot;);&quot;ß&quot;;&quot;ss&quot;)" office:value-type="string" office:string-value="Schmitz" calcext:value-type="string">
            <text:p>Schmitz</text:p>
          </table:table-cell>
        </table:table-row>
        <table:table-row table:style-name="ro1">
          <table:table-cell office:value-type="string" calcext:value-type="string">
            <text:p>Krause</text:p>
          </table:table-cell>
          <table:table-cell table:formula="of:=SUBSTITUTE(SUBSTITUTE(SUBSTITUTE(SUBSTITUTE(SUBSTITUTE(SUBSTITUTE(SUBSTITUTE([.A29]; &quot;ü&quot;;&quot;u&quot;);&quot;ö&quot;;&quot;o&quot;);&quot;ä&quot;;&quot;a&quot;);&quot;Ü&quot;;&quot;U&quot;);&quot;Ö&quot;;&quot;O&quot;);&quot;Ä&quot;;&quot;A&quot;);&quot;ß&quot;;&quot;ss&quot;)" office:value-type="string" office:string-value="Krause" calcext:value-type="string">
            <text:p>Krause</text:p>
          </table:table-cell>
        </table:table-row>
        <table:table-row table:style-name="ro1">
          <table:table-cell office:value-type="string" calcext:value-type="string">
            <text:p>Meier</text:p>
          </table:table-cell>
          <table:table-cell table:formula="of:=SUBSTITUTE(SUBSTITUTE(SUBSTITUTE(SUBSTITUTE(SUBSTITUTE(SUBSTITUTE(SUBSTITUTE([.A30]; &quot;ü&quot;;&quot;u&quot;);&quot;ö&quot;;&quot;o&quot;);&quot;ä&quot;;&quot;a&quot;);&quot;Ü&quot;;&quot;U&quot;);&quot;Ö&quot;;&quot;O&quot;);&quot;Ä&quot;;&quot;A&quot;);&quot;ß&quot;;&quot;ss&quot;)" office:value-type="string" office:string-value="Meier" calcext:value-type="string">
            <text:p>Meier</text:p>
          </table:table-cell>
        </table:table-row>
        <table:table-row table:style-name="ro1">
          <table:table-cell office:value-type="string" calcext:value-type="string">
            <text:p>Lehmann</text:p>
          </table:table-cell>
          <table:table-cell table:formula="of:=SUBSTITUTE(SUBSTITUTE(SUBSTITUTE(SUBSTITUTE(SUBSTITUTE(SUBSTITUTE(SUBSTITUTE([.A31]; &quot;ü&quot;;&quot;u&quot;);&quot;ö&quot;;&quot;o&quot;);&quot;ä&quot;;&quot;a&quot;);&quot;Ü&quot;;&quot;U&quot;);&quot;Ö&quot;;&quot;O&quot;);&quot;Ä&quot;;&quot;A&quot;);&quot;ß&quot;;&quot;ss&quot;)" office:value-type="string" office:string-value="Lehmann" calcext:value-type="string">
            <text:p>Lehmann</text:p>
          </table:table-cell>
        </table:table-row>
        <table:table-row table:style-name="ro1">
          <table:table-cell office:value-type="string" calcext:value-type="string">
            <text:p>Schmid</text:p>
          </table:table-cell>
          <table:table-cell table:formula="of:=SUBSTITUTE(SUBSTITUTE(SUBSTITUTE(SUBSTITUTE(SUBSTITUTE(SUBSTITUTE(SUBSTITUTE([.A32]; &quot;ü&quot;;&quot;u&quot;);&quot;ö&quot;;&quot;o&quot;);&quot;ä&quot;;&quot;a&quot;);&quot;Ü&quot;;&quot;U&quot;);&quot;Ö&quot;;&quot;O&quot;);&quot;Ä&quot;;&quot;A&quot;);&quot;ß&quot;;&quot;ss&quot;)" office:value-type="string" office:string-value="Schmid" calcext:value-type="string">
            <text:p>Schmid</text:p>
          </table:table-cell>
        </table:table-row>
        <table:table-row table:style-name="ro1">
          <table:table-cell office:value-type="string" calcext:value-type="string">
            <text:p>Schulze</text:p>
          </table:table-cell>
          <table:table-cell table:formula="of:=SUBSTITUTE(SUBSTITUTE(SUBSTITUTE(SUBSTITUTE(SUBSTITUTE(SUBSTITUTE(SUBSTITUTE([.A33]; &quot;ü&quot;;&quot;u&quot;);&quot;ö&quot;;&quot;o&quot;);&quot;ä&quot;;&quot;a&quot;);&quot;Ü&quot;;&quot;U&quot;);&quot;Ö&quot;;&quot;O&quot;);&quot;Ä&quot;;&quot;A&quot;);&quot;ß&quot;;&quot;ss&quot;)" office:value-type="string" office:string-value="Schulze" calcext:value-type="string">
            <text:p>Schulze</text:p>
          </table:table-cell>
        </table:table-row>
        <table:table-row table:style-name="ro1">
          <table:table-cell office:value-type="string" calcext:value-type="string">
            <text:p>Maier</text:p>
          </table:table-cell>
          <table:table-cell table:formula="of:=SUBSTITUTE(SUBSTITUTE(SUBSTITUTE(SUBSTITUTE(SUBSTITUTE(SUBSTITUTE(SUBSTITUTE([.A34]; &quot;ü&quot;;&quot;u&quot;);&quot;ö&quot;;&quot;o&quot;);&quot;ä&quot;;&quot;a&quot;);&quot;Ü&quot;;&quot;U&quot;);&quot;Ö&quot;;&quot;O&quot;);&quot;Ä&quot;;&quot;A&quot;);&quot;ß&quot;;&quot;ss&quot;)" office:value-type="string" office:string-value="Maier" calcext:value-type="string">
            <text:p>Maier</text:p>
          </table:table-cell>
        </table:table-row>
        <table:table-row table:style-name="ro1">
          <table:table-cell office:value-type="string" calcext:value-type="string">
            <text:p>Köhler</text:p>
          </table:table-cell>
          <table:table-cell table:formula="of:=SUBSTITUTE(SUBSTITUTE(SUBSTITUTE(SUBSTITUTE(SUBSTITUTE(SUBSTITUTE(SUBSTITUTE([.A35]; &quot;ü&quot;;&quot;u&quot;);&quot;ö&quot;;&quot;o&quot;);&quot;ä&quot;;&quot;a&quot;);&quot;Ü&quot;;&quot;U&quot;);&quot;Ö&quot;;&quot;O&quot;);&quot;Ä&quot;;&quot;A&quot;);&quot;ß&quot;;&quot;ss&quot;)" office:value-type="string" office:string-value="Kohler" calcext:value-type="string">
            <text:p>Kohler</text:p>
          </table:table-cell>
        </table:table-row>
        <table:table-row table:style-name="ro1">
          <table:table-cell office:value-type="string" calcext:value-type="string">
            <text:p>Herrmann</text:p>
          </table:table-cell>
          <table:table-cell table:formula="of:=SUBSTITUTE(SUBSTITUTE(SUBSTITUTE(SUBSTITUTE(SUBSTITUTE(SUBSTITUTE(SUBSTITUTE([.A36]; &quot;ü&quot;;&quot;u&quot;);&quot;ö&quot;;&quot;o&quot;);&quot;ä&quot;;&quot;a&quot;);&quot;Ü&quot;;&quot;U&quot;);&quot;Ö&quot;;&quot;O&quot;);&quot;Ä&quot;;&quot;A&quot;);&quot;ß&quot;;&quot;ss&quot;)" office:value-type="string" office:string-value="Herrmann" calcext:value-type="string">
            <text:p>Herrmann</text:p>
          </table:table-cell>
        </table:table-row>
        <table:table-row table:style-name="ro1">
          <table:table-cell office:value-type="string" calcext:value-type="string">
            <text:p>König</text:p>
          </table:table-cell>
          <table:table-cell table:formula="of:=SUBSTITUTE(SUBSTITUTE(SUBSTITUTE(SUBSTITUTE(SUBSTITUTE(SUBSTITUTE(SUBSTITUTE([.A37]; &quot;ü&quot;;&quot;u&quot;);&quot;ö&quot;;&quot;o&quot;);&quot;ä&quot;;&quot;a&quot;);&quot;Ü&quot;;&quot;U&quot;);&quot;Ö&quot;;&quot;O&quot;);&quot;Ä&quot;;&quot;A&quot;);&quot;ß&quot;;&quot;ss&quot;)" office:value-type="string" office:string-value="Konig" calcext:value-type="string">
            <text:p>Konig</text:p>
          </table:table-cell>
        </table:table-row>
        <table:table-row table:style-name="ro1">
          <table:table-cell office:value-type="string" calcext:value-type="string">
            <text:p>Walter</text:p>
          </table:table-cell>
          <table:table-cell table:formula="of:=SUBSTITUTE(SUBSTITUTE(SUBSTITUTE(SUBSTITUTE(SUBSTITUTE(SUBSTITUTE(SUBSTITUTE([.A38]; &quot;ü&quot;;&quot;u&quot;);&quot;ö&quot;;&quot;o&quot;);&quot;ä&quot;;&quot;a&quot;);&quot;Ü&quot;;&quot;U&quot;);&quot;Ö&quot;;&quot;O&quot;);&quot;Ä&quot;;&quot;A&quot;);&quot;ß&quot;;&quot;ss&quot;)" office:value-type="string" office:string-value="Walter" calcext:value-type="string">
            <text:p>Walter</text:p>
          </table:table-cell>
        </table:table-row>
        <table:table-row table:style-name="ro1">
          <table:table-cell office:value-type="string" calcext:value-type="string">
            <text:p>Mayer</text:p>
          </table:table-cell>
          <table:table-cell table:formula="of:=SUBSTITUTE(SUBSTITUTE(SUBSTITUTE(SUBSTITUTE(SUBSTITUTE(SUBSTITUTE(SUBSTITUTE([.A39]; &quot;ü&quot;;&quot;u&quot;);&quot;ö&quot;;&quot;o&quot;);&quot;ä&quot;;&quot;a&quot;);&quot;Ü&quot;;&quot;U&quot;);&quot;Ö&quot;;&quot;O&quot;);&quot;Ä&quot;;&quot;A&quot;);&quot;ß&quot;;&quot;ss&quot;)" office:value-type="string" office:string-value="Mayer" calcext:value-type="string">
            <text:p>Mayer</text:p>
          </table:table-cell>
        </table:table-row>
        <table:table-row table:style-name="ro1">
          <table:table-cell office:value-type="string" calcext:value-type="string">
            <text:p>Huber</text:p>
          </table:table-cell>
          <table:table-cell table:formula="of:=SUBSTITUTE(SUBSTITUTE(SUBSTITUTE(SUBSTITUTE(SUBSTITUTE(SUBSTITUTE(SUBSTITUTE([.A40]; &quot;ü&quot;;&quot;u&quot;);&quot;ö&quot;;&quot;o&quot;);&quot;ä&quot;;&quot;a&quot;);&quot;Ü&quot;;&quot;U&quot;);&quot;Ö&quot;;&quot;O&quot;);&quot;Ä&quot;;&quot;A&quot;);&quot;ß&quot;;&quot;ss&quot;)" office:value-type="string" office:string-value="Huber" calcext:value-type="string">
            <text:p>Huber</text:p>
          </table:table-cell>
        </table:table-row>
        <table:table-row table:style-name="ro1">
          <table:table-cell office:value-type="string" calcext:value-type="string">
            <text:p>Kaiser</text:p>
          </table:table-cell>
          <table:table-cell table:formula="of:=SUBSTITUTE(SUBSTITUTE(SUBSTITUTE(SUBSTITUTE(SUBSTITUTE(SUBSTITUTE(SUBSTITUTE([.A41]; &quot;ü&quot;;&quot;u&quot;);&quot;ö&quot;;&quot;o&quot;);&quot;ä&quot;;&quot;a&quot;);&quot;Ü&quot;;&quot;U&quot;);&quot;Ö&quot;;&quot;O&quot;);&quot;Ä&quot;;&quot;A&quot;);&quot;ß&quot;;&quot;ss&quot;)" office:value-type="string" office:string-value="Kaiser" calcext:value-type="string">
            <text:p>Kaiser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table:formula="of:=SUBSTITUTE(SUBSTITUTE(SUBSTITUTE(SUBSTITUTE(SUBSTITUTE(SUBSTITUTE(SUBSTITUTE([.A42]; &quot;ü&quot;;&quot;u&quot;);&quot;ö&quot;;&quot;o&quot;);&quot;ä&quot;;&quot;a&quot;);&quot;Ü&quot;;&quot;U&quot;);&quot;Ö&quot;;&quot;O&quot;);&quot;Ä&quot;;&quot;A&quot;);&quot;ß&quot;;&quot;ss&quot;)" office:value-type="string" office:string-value="Fuchs" calcext:value-type="string">
            <text:p>Fuchs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table:formula="of:=SUBSTITUTE(SUBSTITUTE(SUBSTITUTE(SUBSTITUTE(SUBSTITUTE(SUBSTITUTE(SUBSTITUTE([.A43]; &quot;ü&quot;;&quot;u&quot;);&quot;ö&quot;;&quot;o&quot;);&quot;ä&quot;;&quot;a&quot;);&quot;Ü&quot;;&quot;U&quot;);&quot;Ö&quot;;&quot;O&quot;);&quot;Ä&quot;;&quot;A&quot;);&quot;ß&quot;;&quot;ss&quot;)" office:value-type="string" office:string-value="Peters" calcext:value-type="string">
            <text:p>Peters</text:p>
          </table:table-cell>
        </table:table-row>
        <table:table-row table:style-name="ro1">
          <table:table-cell office:value-type="string" calcext:value-type="string">
            <text:p>Lang</text:p>
          </table:table-cell>
          <table:table-cell table:formula="of:=SUBSTITUTE(SUBSTITUTE(SUBSTITUTE(SUBSTITUTE(SUBSTITUTE(SUBSTITUTE(SUBSTITUTE([.A44]; &quot;ü&quot;;&quot;u&quot;);&quot;ö&quot;;&quot;o&quot;);&quot;ä&quot;;&quot;a&quot;);&quot;Ü&quot;;&quot;U&quot;);&quot;Ö&quot;;&quot;O&quot;);&quot;Ä&quot;;&quot;A&quot;);&quot;ß&quot;;&quot;ss&quot;)" office:value-type="string" office:string-value="Lang" calcext:value-type="string">
            <text:p>Lang</text:p>
          </table:table-cell>
        </table:table-row>
        <table:table-row table:style-name="ro1">
          <table:table-cell office:value-type="string" calcext:value-type="string">
            <text:p>Scholz</text:p>
          </table:table-cell>
          <table:table-cell table:formula="of:=SUBSTITUTE(SUBSTITUTE(SUBSTITUTE(SUBSTITUTE(SUBSTITUTE(SUBSTITUTE(SUBSTITUTE([.A45]; &quot;ü&quot;;&quot;u&quot;);&quot;ö&quot;;&quot;o&quot;);&quot;ä&quot;;&quot;a&quot;);&quot;Ü&quot;;&quot;U&quot;);&quot;Ö&quot;;&quot;O&quot;);&quot;Ä&quot;;&quot;A&quot;);&quot;ß&quot;;&quot;ss&quot;)" office:value-type="string" office:string-value="Scholz" calcext:value-type="string">
            <text:p>Scholz</text:p>
          </table:table-cell>
        </table:table-row>
        <table:table-row table:style-name="ro1">
          <table:table-cell office:value-type="string" calcext:value-type="string">
            <text:p>Möller</text:p>
          </table:table-cell>
          <table:table-cell table:formula="of:=SUBSTITUTE(SUBSTITUTE(SUBSTITUTE(SUBSTITUTE(SUBSTITUTE(SUBSTITUTE(SUBSTITUTE([.A46]; &quot;ü&quot;;&quot;u&quot;);&quot;ö&quot;;&quot;o&quot;);&quot;ä&quot;;&quot;a&quot;);&quot;Ü&quot;;&quot;U&quot;);&quot;Ö&quot;;&quot;O&quot;);&quot;Ä&quot;;&quot;A&quot;);&quot;ß&quot;;&quot;ss&quot;)" office:value-type="string" office:string-value="Moller" calcext:value-type="string">
            <text:p>Moller</text:p>
          </table:table-cell>
        </table:table-row>
        <table:table-row table:style-name="ro1">
          <table:table-cell office:value-type="string" calcext:value-type="string">
            <text:p>Weiß</text:p>
          </table:table-cell>
          <table:table-cell table:formula="of:=SUBSTITUTE(SUBSTITUTE(SUBSTITUTE(SUBSTITUTE(SUBSTITUTE(SUBSTITUTE(SUBSTITUTE([.A47]; &quot;ü&quot;;&quot;u&quot;);&quot;ö&quot;;&quot;o&quot;);&quot;ä&quot;;&quot;a&quot;);&quot;Ü&quot;;&quot;U&quot;);&quot;Ö&quot;;&quot;O&quot;);&quot;Ä&quot;;&quot;A&quot;);&quot;ß&quot;;&quot;ss&quot;)" office:value-type="string" office:string-value="Weiss" calcext:value-type="string">
            <text:p>Weiss</text:p>
          </table:table-cell>
        </table:table-row>
        <table:table-row table:style-name="ro1">
          <table:table-cell office:value-type="string" calcext:value-type="string">
            <text:p>Jung</text:p>
          </table:table-cell>
          <table:table-cell table:formula="of:=SUBSTITUTE(SUBSTITUTE(SUBSTITUTE(SUBSTITUTE(SUBSTITUTE(SUBSTITUTE(SUBSTITUTE([.A48]; &quot;ü&quot;;&quot;u&quot;);&quot;ö&quot;;&quot;o&quot;);&quot;ä&quot;;&quot;a&quot;);&quot;Ü&quot;;&quot;U&quot;);&quot;Ö&quot;;&quot;O&quot;);&quot;Ä&quot;;&quot;A&quot;);&quot;ß&quot;;&quot;ss&quot;)" office:value-type="string" office:string-value="Jung" calcext:value-type="string">
            <text:p>Jung</text:p>
          </table:table-cell>
        </table:table-row>
        <table:table-row table:style-name="ro1">
          <table:table-cell office:value-type="string" calcext:value-type="string">
            <text:p>Hahn</text:p>
          </table:table-cell>
          <table:table-cell table:formula="of:=SUBSTITUTE(SUBSTITUTE(SUBSTITUTE(SUBSTITUTE(SUBSTITUTE(SUBSTITUTE(SUBSTITUTE([.A49]; &quot;ü&quot;;&quot;u&quot;);&quot;ö&quot;;&quot;o&quot;);&quot;ä&quot;;&quot;a&quot;);&quot;Ü&quot;;&quot;U&quot;);&quot;Ö&quot;;&quot;O&quot;);&quot;Ä&quot;;&quot;A&quot;);&quot;ß&quot;;&quot;ss&quot;)" office:value-type="string" office:string-value="Hahn" calcext:value-type="string">
            <text:p>Hahn</text:p>
          </table:table-cell>
        </table:table-row>
        <table:table-row table:style-name="ro1">
          <table:table-cell office:value-type="string" calcext:value-type="string">
            <text:p>Schubert</text:p>
          </table:table-cell>
          <table:table-cell table:formula="of:=SUBSTITUTE(SUBSTITUTE(SUBSTITUTE(SUBSTITUTE(SUBSTITUTE(SUBSTITUTE(SUBSTITUTE([.A50]; &quot;ü&quot;;&quot;u&quot;);&quot;ö&quot;;&quot;o&quot;);&quot;ä&quot;;&quot;a&quot;);&quot;Ü&quot;;&quot;U&quot;);&quot;Ö&quot;;&quot;O&quot;);&quot;Ä&quot;;&quot;A&quot;);&quot;ß&quot;;&quot;ss&quot;)" office:value-type="string" office:string-value="Schubert" calcext:value-type="string">
            <text:p>Schubert</text:p>
          </table:table-cell>
        </table:table-row>
        <table:table-row table:style-name="ro1">
          <table:table-cell office:value-type="string" calcext:value-type="string">
            <text:p>Vogel</text:p>
          </table:table-cell>
          <table:table-cell table:formula="of:=SUBSTITUTE(SUBSTITUTE(SUBSTITUTE(SUBSTITUTE(SUBSTITUTE(SUBSTITUTE(SUBSTITUTE([.A51]; &quot;ü&quot;;&quot;u&quot;);&quot;ö&quot;;&quot;o&quot;);&quot;ä&quot;;&quot;a&quot;);&quot;Ü&quot;;&quot;U&quot;);&quot;Ö&quot;;&quot;O&quot;);&quot;Ä&quot;;&quot;A&quot;);&quot;ß&quot;;&quot;ss&quot;)" office:value-type="string" office:string-value="Vogel" calcext:value-type="string">
            <text:p>Vogel</text:p>
          </table:table-cell>
        </table:table-row>
        <table:table-row table:style-name="ro1">
          <table:table-cell office:value-type="string" calcext:value-type="string">
            <text:p>Friedrich</text:p>
          </table:table-cell>
          <table:table-cell table:formula="of:=SUBSTITUTE(SUBSTITUTE(SUBSTITUTE(SUBSTITUTE(SUBSTITUTE(SUBSTITUTE(SUBSTITUTE([.A52]; &quot;ü&quot;;&quot;u&quot;);&quot;ö&quot;;&quot;o&quot;);&quot;ä&quot;;&quot;a&quot;);&quot;Ü&quot;;&quot;U&quot;);&quot;Ö&quot;;&quot;O&quot;);&quot;Ä&quot;;&quot;A&quot;);&quot;ß&quot;;&quot;ss&quot;)" office:value-type="string" office:string-value="Friedrich" calcext:value-type="string">
            <text:p>Friedrich</text:p>
          </table:table-cell>
        </table:table-row>
        <table:table-row table:style-name="ro1">
          <table:table-cell office:value-type="string" calcext:value-type="string">
            <text:p>Keller</text:p>
          </table:table-cell>
          <table:table-cell table:formula="of:=SUBSTITUTE(SUBSTITUTE(SUBSTITUTE(SUBSTITUTE(SUBSTITUTE(SUBSTITUTE(SUBSTITUTE([.A53]; &quot;ü&quot;;&quot;u&quot;);&quot;ö&quot;;&quot;o&quot;);&quot;ä&quot;;&quot;a&quot;);&quot;Ü&quot;;&quot;U&quot;);&quot;Ö&quot;;&quot;O&quot;);&quot;Ä&quot;;&quot;A&quot;);&quot;ß&quot;;&quot;ss&quot;)" office:value-type="string" office:string-value="Keller" calcext:value-type="string">
            <text:p>Keller</text:p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table:formula="of:=SUBSTITUTE(SUBSTITUTE(SUBSTITUTE(SUBSTITUTE(SUBSTITUTE(SUBSTITUTE(SUBSTITUTE([.A54]; &quot;ü&quot;;&quot;u&quot;);&quot;ö&quot;;&quot;o&quot;);&quot;ä&quot;;&quot;a&quot;);&quot;Ü&quot;;&quot;U&quot;);&quot;Ö&quot;;&quot;O&quot;);&quot;Ä&quot;;&quot;A&quot;);&quot;ß&quot;;&quot;ss&quot;)" office:value-type="string" office:string-value="Gunther" calcext:value-type="string">
            <text:p>Gunther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table:formula="of:=SUBSTITUTE(SUBSTITUTE(SUBSTITUTE(SUBSTITUTE(SUBSTITUTE(SUBSTITUTE(SUBSTITUTE([.A55]; &quot;ü&quot;;&quot;u&quot;);&quot;ö&quot;;&quot;o&quot;);&quot;ä&quot;;&quot;a&quot;);&quot;Ü&quot;;&quot;U&quot;);&quot;Ö&quot;;&quot;O&quot;);&quot;Ä&quot;;&quot;A&quot;);&quot;ß&quot;;&quot;ss&quot;)" office:value-type="string" office:string-value="Frank" calcext:value-type="string">
            <text:p>Frank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table:formula="of:=SUBSTITUTE(SUBSTITUTE(SUBSTITUTE(SUBSTITUTE(SUBSTITUTE(SUBSTITUTE(SUBSTITUTE([.A56]; &quot;ü&quot;;&quot;u&quot;);&quot;ö&quot;;&quot;o&quot;);&quot;ä&quot;;&quot;a&quot;);&quot;Ü&quot;;&quot;U&quot;);&quot;Ö&quot;;&quot;O&quot;);&quot;Ä&quot;;&quot;A&quot;);&quot;ß&quot;;&quot;ss&quot;)" office:value-type="string" office:string-value="Berger" calcext:value-type="string">
            <text:p>Berger</text:p>
          </table:table-cell>
        </table:table-row>
        <table:table-row table:style-name="ro1">
          <table:table-cell office:value-type="string" calcext:value-type="string">
            <text:p>Winkler</text:p>
          </table:table-cell>
          <table:table-cell table:formula="of:=SUBSTITUTE(SUBSTITUTE(SUBSTITUTE(SUBSTITUTE(SUBSTITUTE(SUBSTITUTE(SUBSTITUTE([.A57]; &quot;ü&quot;;&quot;u&quot;);&quot;ö&quot;;&quot;o&quot;);&quot;ä&quot;;&quot;a&quot;);&quot;Ü&quot;;&quot;U&quot;);&quot;Ö&quot;;&quot;O&quot;);&quot;Ä&quot;;&quot;A&quot;);&quot;ß&quot;;&quot;ss&quot;)" office:value-type="string" office:string-value="Winkler" calcext:value-type="string">
            <text:p>Winkler</text:p>
          </table:table-cell>
        </table:table-row>
        <table:table-row table:style-name="ro1">
          <table:table-cell office:value-type="string" calcext:value-type="string">
            <text:p>Roth</text:p>
          </table:table-cell>
          <table:table-cell table:formula="of:=SUBSTITUTE(SUBSTITUTE(SUBSTITUTE(SUBSTITUTE(SUBSTITUTE(SUBSTITUTE(SUBSTITUTE([.A58]; &quot;ü&quot;;&quot;u&quot;);&quot;ö&quot;;&quot;o&quot;);&quot;ä&quot;;&quot;a&quot;);&quot;Ü&quot;;&quot;U&quot;);&quot;Ö&quot;;&quot;O&quot;);&quot;Ä&quot;;&quot;A&quot;);&quot;ß&quot;;&quot;ss&quot;)" office:value-type="string" office:string-value="Roth" calcext:value-type="string">
            <text:p>Roth</text:p>
          </table:table-cell>
        </table:table-row>
        <table:table-row table:style-name="ro1">
          <table:table-cell office:value-type="string" calcext:value-type="string">
            <text:p>Beck</text:p>
          </table:table-cell>
          <table:table-cell table:formula="of:=SUBSTITUTE(SUBSTITUTE(SUBSTITUTE(SUBSTITUTE(SUBSTITUTE(SUBSTITUTE(SUBSTITUTE([.A59]; &quot;ü&quot;;&quot;u&quot;);&quot;ö&quot;;&quot;o&quot;);&quot;ä&quot;;&quot;a&quot;);&quot;Ü&quot;;&quot;U&quot;);&quot;Ö&quot;;&quot;O&quot;);&quot;Ä&quot;;&quot;A&quot;);&quot;ß&quot;;&quot;ss&quot;)" office:value-type="string" office:string-value="Beck" calcext:value-type="string">
            <text:p>Beck</text:p>
          </table:table-cell>
        </table:table-row>
        <table:table-row table:style-name="ro1">
          <table:table-cell office:value-type="string" calcext:value-type="string">
            <text:p>Lorenz</text:p>
          </table:table-cell>
          <table:table-cell table:formula="of:=SUBSTITUTE(SUBSTITUTE(SUBSTITUTE(SUBSTITUTE(SUBSTITUTE(SUBSTITUTE(SUBSTITUTE([.A60]; &quot;ü&quot;;&quot;u&quot;);&quot;ö&quot;;&quot;o&quot;);&quot;ä&quot;;&quot;a&quot;);&quot;Ü&quot;;&quot;U&quot;);&quot;Ö&quot;;&quot;O&quot;);&quot;Ä&quot;;&quot;A&quot;);&quot;ß&quot;;&quot;ss&quot;)" office:value-type="string" office:string-value="Lorenz" calcext:value-type="string">
            <text:p>Lorenz</text:p>
          </table:table-cell>
        </table:table-row>
        <table:table-row table:style-name="ro1">
          <table:table-cell office:value-type="string" calcext:value-type="string">
            <text:p>Baumann</text:p>
          </table:table-cell>
          <table:table-cell table:formula="of:=SUBSTITUTE(SUBSTITUTE(SUBSTITUTE(SUBSTITUTE(SUBSTITUTE(SUBSTITUTE(SUBSTITUTE([.A61]; &quot;ü&quot;;&quot;u&quot;);&quot;ö&quot;;&quot;o&quot;);&quot;ä&quot;;&quot;a&quot;);&quot;Ü&quot;;&quot;U&quot;);&quot;Ö&quot;;&quot;O&quot;);&quot;Ä&quot;;&quot;A&quot;);&quot;ß&quot;;&quot;ss&quot;)" office:value-type="string" office:string-value="Baumann" calcext:value-type="string">
            <text:p>Baumann</text:p>
          </table:table-cell>
        </table:table-row>
        <table:table-row table:style-name="ro1">
          <table:table-cell office:value-type="string" calcext:value-type="string">
            <text:p>Franke</text:p>
          </table:table-cell>
          <table:table-cell table:formula="of:=SUBSTITUTE(SUBSTITUTE(SUBSTITUTE(SUBSTITUTE(SUBSTITUTE(SUBSTITUTE(SUBSTITUTE([.A62]; &quot;ü&quot;;&quot;u&quot;);&quot;ö&quot;;&quot;o&quot;);&quot;ä&quot;;&quot;a&quot;);&quot;Ü&quot;;&quot;U&quot;);&quot;Ö&quot;;&quot;O&quot;);&quot;Ä&quot;;&quot;A&quot;);&quot;ß&quot;;&quot;ss&quot;)" office:value-type="string" office:string-value="Franke" calcext:value-type="string">
            <text:p>Franke</text:p>
          </table:table-cell>
        </table:table-row>
        <table:table-row table:style-name="ro1">
          <table:table-cell office:value-type="string" calcext:value-type="string">
            <text:p>Albrecht</text:p>
          </table:table-cell>
          <table:table-cell table:formula="of:=SUBSTITUTE(SUBSTITUTE(SUBSTITUTE(SUBSTITUTE(SUBSTITUTE(SUBSTITUTE(SUBSTITUTE([.A63]; &quot;ü&quot;;&quot;u&quot;);&quot;ö&quot;;&quot;o&quot;);&quot;ä&quot;;&quot;a&quot;);&quot;Ü&quot;;&quot;U&quot;);&quot;Ö&quot;;&quot;O&quot;);&quot;Ä&quot;;&quot;A&quot;);&quot;ß&quot;;&quot;ss&quot;)" office:value-type="string" office:string-value="Albrecht" calcext:value-type="string">
            <text:p>Albrecht</text:p>
          </table:table-cell>
        </table:table-row>
        <table:table-row table:style-name="ro1">
          <table:table-cell office:value-type="string" calcext:value-type="string">
            <text:p>Schuster</text:p>
          </table:table-cell>
          <table:table-cell table:formula="of:=SUBSTITUTE(SUBSTITUTE(SUBSTITUTE(SUBSTITUTE(SUBSTITUTE(SUBSTITUTE(SUBSTITUTE([.A64]; &quot;ü&quot;;&quot;u&quot;);&quot;ö&quot;;&quot;o&quot;);&quot;ä&quot;;&quot;a&quot;);&quot;Ü&quot;;&quot;U&quot;);&quot;Ö&quot;;&quot;O&quot;);&quot;Ä&quot;;&quot;A&quot;);&quot;ß&quot;;&quot;ss&quot;)" office:value-type="string" office:string-value="Schuster" calcext:value-type="string">
            <text:p>Schuster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table:formula="of:=SUBSTITUTE(SUBSTITUTE(SUBSTITUTE(SUBSTITUTE(SUBSTITUTE(SUBSTITUTE(SUBSTITUTE([.A65]; &quot;ü&quot;;&quot;u&quot;);&quot;ö&quot;;&quot;o&quot;);&quot;ä&quot;;&quot;a&quot;);&quot;Ü&quot;;&quot;U&quot;);&quot;Ö&quot;;&quot;O&quot;);&quot;Ä&quot;;&quot;A&quot;);&quot;ß&quot;;&quot;ss&quot;)" office:value-type="string" office:string-value="Simon" calcext:value-type="string">
            <text:p>Simon</text:p>
          </table:table-cell>
        </table:table-row>
        <table:table-row table:style-name="ro1">
          <table:table-cell office:value-type="string" calcext:value-type="string">
            <text:p>Ludwig</text:p>
          </table:table-cell>
          <table:table-cell table:formula="of:=SUBSTITUTE(SUBSTITUTE(SUBSTITUTE(SUBSTITUTE(SUBSTITUTE(SUBSTITUTE(SUBSTITUTE([.A66]; &quot;ü&quot;;&quot;u&quot;);&quot;ö&quot;;&quot;o&quot;);&quot;ä&quot;;&quot;a&quot;);&quot;Ü&quot;;&quot;U&quot;);&quot;Ö&quot;;&quot;O&quot;);&quot;Ä&quot;;&quot;A&quot;);&quot;ß&quot;;&quot;ss&quot;)" office:value-type="string" office:string-value="Ludwig" calcext:value-type="string">
            <text:p>Ludwig</text:p>
          </table:table-cell>
        </table:table-row>
        <table:table-row table:style-name="ro1">
          <table:table-cell office:value-type="string" calcext:value-type="string">
            <text:p>Böhm</text:p>
          </table:table-cell>
          <table:table-cell table:formula="of:=SUBSTITUTE(SUBSTITUTE(SUBSTITUTE(SUBSTITUTE(SUBSTITUTE(SUBSTITUTE(SUBSTITUTE([.A67]; &quot;ü&quot;;&quot;u&quot;);&quot;ö&quot;;&quot;o&quot;);&quot;ä&quot;;&quot;a&quot;);&quot;Ü&quot;;&quot;U&quot;);&quot;Ö&quot;;&quot;O&quot;);&quot;Ä&quot;;&quot;A&quot;);&quot;ß&quot;;&quot;ss&quot;)" office:value-type="string" office:string-value="Bohm" calcext:value-type="string">
            <text:p>Bohm</text:p>
          </table:table-cell>
        </table:table-row>
        <table:table-row table:style-name="ro1">
          <table:table-cell office:value-type="string" calcext:value-type="string">
            <text:p>Winter</text:p>
          </table:table-cell>
          <table:table-cell table:formula="of:=SUBSTITUTE(SUBSTITUTE(SUBSTITUTE(SUBSTITUTE(SUBSTITUTE(SUBSTITUTE(SUBSTITUTE([.A68]; &quot;ü&quot;;&quot;u&quot;);&quot;ö&quot;;&quot;o&quot;);&quot;ä&quot;;&quot;a&quot;);&quot;Ü&quot;;&quot;U&quot;);&quot;Ö&quot;;&quot;O&quot;);&quot;Ä&quot;;&quot;A&quot;);&quot;ß&quot;;&quot;ss&quot;)" office:value-type="string" office:string-value="Winter" calcext:value-type="string">
            <text:p>Winter</text:p>
          </table:table-cell>
        </table:table-row>
        <table:table-row table:style-name="ro1">
          <table:table-cell office:value-type="string" calcext:value-type="string">
            <text:p>Kraus</text:p>
          </table:table-cell>
          <table:table-cell table:formula="of:=SUBSTITUTE(SUBSTITUTE(SUBSTITUTE(SUBSTITUTE(SUBSTITUTE(SUBSTITUTE(SUBSTITUTE([.A69]; &quot;ü&quot;;&quot;u&quot;);&quot;ö&quot;;&quot;o&quot;);&quot;ä&quot;;&quot;a&quot;);&quot;Ü&quot;;&quot;U&quot;);&quot;Ö&quot;;&quot;O&quot;);&quot;Ä&quot;;&quot;A&quot;);&quot;ß&quot;;&quot;ss&quot;)" office:value-type="string" office:string-value="Kraus" calcext:value-type="string">
            <text:p>Kraus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table:formula="of:=SUBSTITUTE(SUBSTITUTE(SUBSTITUTE(SUBSTITUTE(SUBSTITUTE(SUBSTITUTE(SUBSTITUTE([.A70]; &quot;ü&quot;;&quot;u&quot;);&quot;ö&quot;;&quot;o&quot;);&quot;ä&quot;;&quot;a&quot;);&quot;Ü&quot;;&quot;U&quot;);&quot;Ö&quot;;&quot;O&quot;);&quot;Ä&quot;;&quot;A&quot;);&quot;ß&quot;;&quot;ss&quot;)" office:value-type="string" office:string-value="Martin" calcext:value-type="string">
            <text:p>Martin</text:p>
          </table:table-cell>
        </table:table-row>
        <table:table-row table:style-name="ro1">
          <table:table-cell office:value-type="string" calcext:value-type="string">
            <text:p>Schumacher</text:p>
          </table:table-cell>
          <table:table-cell table:formula="of:=SUBSTITUTE(SUBSTITUTE(SUBSTITUTE(SUBSTITUTE(SUBSTITUTE(SUBSTITUTE(SUBSTITUTE([.A71]; &quot;ü&quot;;&quot;u&quot;);&quot;ö&quot;;&quot;o&quot;);&quot;ä&quot;;&quot;a&quot;);&quot;Ü&quot;;&quot;U&quot;);&quot;Ö&quot;;&quot;O&quot;);&quot;Ä&quot;;&quot;A&quot;);&quot;ß&quot;;&quot;ss&quot;)" office:value-type="string" office:string-value="Schumacher" calcext:value-type="string">
            <text:p>Schumacher</text:p>
          </table:table-cell>
        </table:table-row>
        <table:table-row table:style-name="ro1">
          <table:table-cell office:value-type="string" calcext:value-type="string">
            <text:p>Krämer</text:p>
          </table:table-cell>
          <table:table-cell table:formula="of:=SUBSTITUTE(SUBSTITUTE(SUBSTITUTE(SUBSTITUTE(SUBSTITUTE(SUBSTITUTE(SUBSTITUTE([.A72]; &quot;ü&quot;;&quot;u&quot;);&quot;ö&quot;;&quot;o&quot;);&quot;ä&quot;;&quot;a&quot;);&quot;Ü&quot;;&quot;U&quot;);&quot;Ö&quot;;&quot;O&quot;);&quot;Ä&quot;;&quot;A&quot;);&quot;ß&quot;;&quot;ss&quot;)" office:value-type="string" office:string-value="Kramer" calcext:value-type="string">
            <text:p>Kramer</text:p>
          </table:table-cell>
        </table:table-row>
        <table:table-row table:style-name="ro1">
          <table:table-cell office:value-type="string" calcext:value-type="string">
            <text:p>Vogt</text:p>
          </table:table-cell>
          <table:table-cell table:formula="of:=SUBSTITUTE(SUBSTITUTE(SUBSTITUTE(SUBSTITUTE(SUBSTITUTE(SUBSTITUTE(SUBSTITUTE([.A73]; &quot;ü&quot;;&quot;u&quot;);&quot;ö&quot;;&quot;o&quot;);&quot;ä&quot;;&quot;a&quot;);&quot;Ü&quot;;&quot;U&quot;);&quot;Ö&quot;;&quot;O&quot;);&quot;Ä&quot;;&quot;A&quot;);&quot;ß&quot;;&quot;ss&quot;)" office:value-type="string" office:string-value="Vogt" calcext:value-type="string">
            <text:p>Vogt</text:p>
          </table:table-cell>
        </table:table-row>
        <table:table-row table:style-name="ro1">
          <table:table-cell office:value-type="string" calcext:value-type="string">
            <text:p>Stein</text:p>
          </table:table-cell>
          <table:table-cell table:formula="of:=SUBSTITUTE(SUBSTITUTE(SUBSTITUTE(SUBSTITUTE(SUBSTITUTE(SUBSTITUTE(SUBSTITUTE([.A74]; &quot;ü&quot;;&quot;u&quot;);&quot;ö&quot;;&quot;o&quot;);&quot;ä&quot;;&quot;a&quot;);&quot;Ü&quot;;&quot;U&quot;);&quot;Ö&quot;;&quot;O&quot;);&quot;Ä&quot;;&quot;A&quot;);&quot;ß&quot;;&quot;ss&quot;)" office:value-type="string" office:string-value="Stein" calcext:value-type="string">
            <text:p>Stein</text:p>
          </table:table-cell>
        </table:table-row>
        <table:table-row table:style-name="ro1">
          <table:table-cell office:value-type="string" calcext:value-type="string">
            <text:p>Jäger</text:p>
          </table:table-cell>
          <table:table-cell table:formula="of:=SUBSTITUTE(SUBSTITUTE(SUBSTITUTE(SUBSTITUTE(SUBSTITUTE(SUBSTITUTE(SUBSTITUTE([.A75]; &quot;ü&quot;;&quot;u&quot;);&quot;ö&quot;;&quot;o&quot;);&quot;ä&quot;;&quot;a&quot;);&quot;Ü&quot;;&quot;U&quot;);&quot;Ö&quot;;&quot;O&quot;);&quot;Ä&quot;;&quot;A&quot;);&quot;ß&quot;;&quot;ss&quot;)" office:value-type="string" office:string-value="Jager" calcext:value-type="string">
            <text:p>Jager</text:p>
          </table:table-cell>
        </table:table-row>
        <table:table-row table:style-name="ro1">
          <table:table-cell office:value-type="string" calcext:value-type="string">
            <text:p>Otto</text:p>
          </table:table-cell>
          <table:table-cell table:formula="of:=SUBSTITUTE(SUBSTITUTE(SUBSTITUTE(SUBSTITUTE(SUBSTITUTE(SUBSTITUTE(SUBSTITUTE([.A76]; &quot;ü&quot;;&quot;u&quot;);&quot;ö&quot;;&quot;o&quot;);&quot;ä&quot;;&quot;a&quot;);&quot;Ü&quot;;&quot;U&quot;);&quot;Ö&quot;;&quot;O&quot;);&quot;Ä&quot;;&quot;A&quot;);&quot;ß&quot;;&quot;ss&quot;)" office:value-type="string" office:string-value="Otto" calcext:value-type="string">
            <text:p>Otto</text:p>
          </table:table-cell>
        </table:table-row>
        <table:table-row table:style-name="ro1">
          <table:table-cell office:value-type="string" calcext:value-type="string">
            <text:p>Sommer</text:p>
          </table:table-cell>
          <table:table-cell table:formula="of:=SUBSTITUTE(SUBSTITUTE(SUBSTITUTE(SUBSTITUTE(SUBSTITUTE(SUBSTITUTE(SUBSTITUTE([.A77]; &quot;ü&quot;;&quot;u&quot;);&quot;ö&quot;;&quot;o&quot;);&quot;ä&quot;;&quot;a&quot;);&quot;Ü&quot;;&quot;U&quot;);&quot;Ö&quot;;&quot;O&quot;);&quot;Ä&quot;;&quot;A&quot;);&quot;ß&quot;;&quot;ss&quot;)" office:value-type="string" office:string-value="Sommer" calcext:value-type="string">
            <text:p>Sommer</text:p>
          </table:table-cell>
        </table:table-row>
        <table:table-row table:style-name="ro1">
          <table:table-cell office:value-type="string" calcext:value-type="string">
            <text:p>Groß</text:p>
          </table:table-cell>
          <table:table-cell table:formula="of:=SUBSTITUTE(SUBSTITUTE(SUBSTITUTE(SUBSTITUTE(SUBSTITUTE(SUBSTITUTE(SUBSTITUTE([.A78]; &quot;ü&quot;;&quot;u&quot;);&quot;ö&quot;;&quot;o&quot;);&quot;ä&quot;;&quot;a&quot;);&quot;Ü&quot;;&quot;U&quot;);&quot;Ö&quot;;&quot;O&quot;);&quot;Ä&quot;;&quot;A&quot;);&quot;ß&quot;;&quot;ss&quot;)" office:value-type="string" office:string-value="Gross" calcext:value-type="string">
            <text:p>Gross</text:p>
          </table:table-cell>
        </table:table-row>
        <table:table-row table:style-name="ro1">
          <table:table-cell office:value-type="string" calcext:value-type="string">
            <text:p>Seidel</text:p>
          </table:table-cell>
          <table:table-cell table:formula="of:=SUBSTITUTE(SUBSTITUTE(SUBSTITUTE(SUBSTITUTE(SUBSTITUTE(SUBSTITUTE(SUBSTITUTE([.A79]; &quot;ü&quot;;&quot;u&quot;);&quot;ö&quot;;&quot;o&quot;);&quot;ä&quot;;&quot;a&quot;);&quot;Ü&quot;;&quot;U&quot;);&quot;Ö&quot;;&quot;O&quot;);&quot;Ä&quot;;&quot;A&quot;);&quot;ß&quot;;&quot;ss&quot;)" office:value-type="string" office:string-value="Seidel" calcext:value-type="string">
            <text:p>Seidel</text:p>
          </table:table-cell>
        </table:table-row>
        <table:table-row table:style-name="ro1">
          <table:table-cell office:value-type="string" calcext:value-type="string">
            <text:p>Heinrich</text:p>
          </table:table-cell>
          <table:table-cell table:formula="of:=SUBSTITUTE(SUBSTITUTE(SUBSTITUTE(SUBSTITUTE(SUBSTITUTE(SUBSTITUTE(SUBSTITUTE([.A80]; &quot;ü&quot;;&quot;u&quot;);&quot;ö&quot;;&quot;o&quot;);&quot;ä&quot;;&quot;a&quot;);&quot;Ü&quot;;&quot;U&quot;);&quot;Ö&quot;;&quot;O&quot;);&quot;Ä&quot;;&quot;A&quot;);&quot;ß&quot;;&quot;ss&quot;)" office:value-type="string" office:string-value="Heinrich" calcext:value-type="string">
            <text:p>Heinrich</text:p>
          </table:table-cell>
        </table:table-row>
        <table:table-row table:style-name="ro1">
          <table:table-cell office:value-type="string" calcext:value-type="string">
            <text:p>Brandt</text:p>
          </table:table-cell>
          <table:table-cell table:formula="of:=SUBSTITUTE(SUBSTITUTE(SUBSTITUTE(SUBSTITUTE(SUBSTITUTE(SUBSTITUTE(SUBSTITUTE([.A81]; &quot;ü&quot;;&quot;u&quot;);&quot;ö&quot;;&quot;o&quot;);&quot;ä&quot;;&quot;a&quot;);&quot;Ü&quot;;&quot;U&quot;);&quot;Ö&quot;;&quot;O&quot;);&quot;Ä&quot;;&quot;A&quot;);&quot;ß&quot;;&quot;ss&quot;)" office:value-type="string" office:string-value="Brandt" calcext:value-type="string">
            <text:p>Brandt</text:p>
          </table:table-cell>
        </table:table-row>
        <table:table-row table:style-name="ro1">
          <table:table-cell office:value-type="string" calcext:value-type="string">
            <text:p>Haas</text:p>
          </table:table-cell>
          <table:table-cell table:formula="of:=SUBSTITUTE(SUBSTITUTE(SUBSTITUTE(SUBSTITUTE(SUBSTITUTE(SUBSTITUTE(SUBSTITUTE([.A82]; &quot;ü&quot;;&quot;u&quot;);&quot;ö&quot;;&quot;o&quot;);&quot;ä&quot;;&quot;a&quot;);&quot;Ü&quot;;&quot;U&quot;);&quot;Ö&quot;;&quot;O&quot;);&quot;Ä&quot;;&quot;A&quot;);&quot;ß&quot;;&quot;ss&quot;)" office:value-type="string" office:string-value="Haas" calcext:value-type="string">
            <text:p>Haas</text:p>
          </table:table-cell>
        </table:table-row>
        <table:table-row table:style-name="ro1">
          <table:table-cell office:value-type="string" calcext:value-type="string">
            <text:p>Schreiber</text:p>
          </table:table-cell>
          <table:table-cell table:formula="of:=SUBSTITUTE(SUBSTITUTE(SUBSTITUTE(SUBSTITUTE(SUBSTITUTE(SUBSTITUTE(SUBSTITUTE([.A83]; &quot;ü&quot;;&quot;u&quot;);&quot;ö&quot;;&quot;o&quot;);&quot;ä&quot;;&quot;a&quot;);&quot;Ü&quot;;&quot;U&quot;);&quot;Ö&quot;;&quot;O&quot;);&quot;Ä&quot;;&quot;A&quot;);&quot;ß&quot;;&quot;ss&quot;)" office:value-type="string" office:string-value="Schreiber" calcext:value-type="string">
            <text:p>Schreiber</text:p>
          </table:table-cell>
        </table:table-row>
        <table:table-row table:style-name="ro1">
          <table:table-cell office:value-type="string" calcext:value-type="string">
            <text:p>Graf</text:p>
          </table:table-cell>
          <table:table-cell table:formula="of:=SUBSTITUTE(SUBSTITUTE(SUBSTITUTE(SUBSTITUTE(SUBSTITUTE(SUBSTITUTE(SUBSTITUTE([.A84]; &quot;ü&quot;;&quot;u&quot;);&quot;ö&quot;;&quot;o&quot;);&quot;ä&quot;;&quot;a&quot;);&quot;Ü&quot;;&quot;U&quot;);&quot;Ö&quot;;&quot;O&quot;);&quot;Ä&quot;;&quot;A&quot;);&quot;ß&quot;;&quot;ss&quot;)" office:value-type="string" office:string-value="Graf" calcext:value-type="string">
            <text:p>Graf</text:p>
          </table:table-cell>
        </table:table-row>
        <table:table-row table:style-name="ro1">
          <table:table-cell office:value-type="string" calcext:value-type="string">
            <text:p>Schulte</text:p>
          </table:table-cell>
          <table:table-cell table:formula="of:=SUBSTITUTE(SUBSTITUTE(SUBSTITUTE(SUBSTITUTE(SUBSTITUTE(SUBSTITUTE(SUBSTITUTE([.A85]; &quot;ü&quot;;&quot;u&quot;);&quot;ö&quot;;&quot;o&quot;);&quot;ä&quot;;&quot;a&quot;);&quot;Ü&quot;;&quot;U&quot;);&quot;Ö&quot;;&quot;O&quot;);&quot;Ä&quot;;&quot;A&quot;);&quot;ß&quot;;&quot;ss&quot;)" office:value-type="string" office:string-value="Schulte" calcext:value-type="string">
            <text:p>Schulte</text:p>
          </table:table-cell>
        </table:table-row>
        <table:table-row table:style-name="ro1">
          <table:table-cell office:value-type="string" calcext:value-type="string">
            <text:p>Dietrich</text:p>
          </table:table-cell>
          <table:table-cell table:formula="of:=SUBSTITUTE(SUBSTITUTE(SUBSTITUTE(SUBSTITUTE(SUBSTITUTE(SUBSTITUTE(SUBSTITUTE([.A86]; &quot;ü&quot;;&quot;u&quot;);&quot;ö&quot;;&quot;o&quot;);&quot;ä&quot;;&quot;a&quot;);&quot;Ü&quot;;&quot;U&quot;);&quot;Ö&quot;;&quot;O&quot;);&quot;Ä&quot;;&quot;A&quot;);&quot;ß&quot;;&quot;ss&quot;)" office:value-type="string" office:string-value="Dietrich" calcext:value-type="string">
            <text:p>Dietrich</text:p>
          </table:table-cell>
        </table:table-row>
        <table:table-row table:style-name="ro1">
          <table:table-cell office:value-type="string" calcext:value-type="string">
            <text:p>Ziegler</text:p>
          </table:table-cell>
          <table:table-cell table:formula="of:=SUBSTITUTE(SUBSTITUTE(SUBSTITUTE(SUBSTITUTE(SUBSTITUTE(SUBSTITUTE(SUBSTITUTE([.A87]; &quot;ü&quot;;&quot;u&quot;);&quot;ö&quot;;&quot;o&quot;);&quot;ä&quot;;&quot;a&quot;);&quot;Ü&quot;;&quot;U&quot;);&quot;Ö&quot;;&quot;O&quot;);&quot;Ä&quot;;&quot;A&quot;);&quot;ß&quot;;&quot;ss&quot;)" office:value-type="string" office:string-value="Ziegler" calcext:value-type="string">
            <text:p>Ziegler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table:formula="of:=SUBSTITUTE(SUBSTITUTE(SUBSTITUTE(SUBSTITUTE(SUBSTITUTE(SUBSTITUTE(SUBSTITUTE([.A88]; &quot;ü&quot;;&quot;u&quot;);&quot;ö&quot;;&quot;o&quot;);&quot;ä&quot;;&quot;a&quot;);&quot;Ü&quot;;&quot;U&quot;);&quot;Ö&quot;;&quot;O&quot;);&quot;Ä&quot;;&quot;A&quot;);&quot;ß&quot;;&quot;ss&quot;)" office:value-type="string" office:string-value="Kuhn" calcext:value-type="string">
            <text:p>Kuhn</text:p>
          </table:table-cell>
        </table:table-row>
        <table:table-row table:style-name="ro1">
          <table:table-cell office:value-type="string" calcext:value-type="string">
            <text:p>Pohl</text:p>
          </table:table-cell>
          <table:table-cell table:formula="of:=SUBSTITUTE(SUBSTITUTE(SUBSTITUTE(SUBSTITUTE(SUBSTITUTE(SUBSTITUTE(SUBSTITUTE([.A89]; &quot;ü&quot;;&quot;u&quot;);&quot;ö&quot;;&quot;o&quot;);&quot;ä&quot;;&quot;a&quot;);&quot;Ü&quot;;&quot;U&quot;);&quot;Ö&quot;;&quot;O&quot;);&quot;Ä&quot;;&quot;A&quot;);&quot;ß&quot;;&quot;ss&quot;)" office:value-type="string" office:string-value="Pohl" calcext:value-type="string">
            <text:p>Pohl</text:p>
          </table:table-cell>
        </table:table-row>
        <table:table-row table:style-name="ro1">
          <table:table-cell office:value-type="string" calcext:value-type="string">
            <text:p>Engel</text:p>
          </table:table-cell>
          <table:table-cell table:formula="of:=SUBSTITUTE(SUBSTITUTE(SUBSTITUTE(SUBSTITUTE(SUBSTITUTE(SUBSTITUTE(SUBSTITUTE([.A90]; &quot;ü&quot;;&quot;u&quot;);&quot;ö&quot;;&quot;o&quot;);&quot;ä&quot;;&quot;a&quot;);&quot;Ü&quot;;&quot;U&quot;);&quot;Ö&quot;;&quot;O&quot;);&quot;Ä&quot;;&quot;A&quot;);&quot;ß&quot;;&quot;ss&quot;)" office:value-type="string" office:string-value="Engel" calcext:value-type="string">
            <text:p>Engel</text:p>
          </table:table-cell>
        </table:table-row>
        <table:table-row table:style-name="ro1">
          <table:table-cell office:value-type="string" calcext:value-type="string">
            <text:p>Horn</text:p>
          </table:table-cell>
          <table:table-cell table:formula="of:=SUBSTITUTE(SUBSTITUTE(SUBSTITUTE(SUBSTITUTE(SUBSTITUTE(SUBSTITUTE(SUBSTITUTE([.A91]; &quot;ü&quot;;&quot;u&quot;);&quot;ö&quot;;&quot;o&quot;);&quot;ä&quot;;&quot;a&quot;);&quot;Ü&quot;;&quot;U&quot;);&quot;Ö&quot;;&quot;O&quot;);&quot;Ä&quot;;&quot;A&quot;);&quot;ß&quot;;&quot;ss&quot;)" office:value-type="string" office:string-value="Horn" calcext:value-type="string">
            <text:p>Horn</text:p>
          </table:table-cell>
        </table:table-row>
        <table:table-row table:style-name="ro1">
          <table:table-cell office:value-type="string" calcext:value-type="string">
            <text:p>Busch</text:p>
          </table:table-cell>
          <table:table-cell table:formula="of:=SUBSTITUTE(SUBSTITUTE(SUBSTITUTE(SUBSTITUTE(SUBSTITUTE(SUBSTITUTE(SUBSTITUTE([.A92]; &quot;ü&quot;;&quot;u&quot;);&quot;ö&quot;;&quot;o&quot;);&quot;ä&quot;;&quot;a&quot;);&quot;Ü&quot;;&quot;U&quot;);&quot;Ö&quot;;&quot;O&quot;);&quot;Ä&quot;;&quot;A&quot;);&quot;ß&quot;;&quot;ss&quot;)" office:value-type="string" office:string-value="Busch" calcext:value-type="string">
            <text:p>Busch</text:p>
          </table:table-cell>
        </table:table-row>
        <table:table-row table:style-name="ro1">
          <table:table-cell office:value-type="string" calcext:value-type="string">
            <text:p>Bergmann</text:p>
          </table:table-cell>
          <table:table-cell table:formula="of:=SUBSTITUTE(SUBSTITUTE(SUBSTITUTE(SUBSTITUTE(SUBSTITUTE(SUBSTITUTE(SUBSTITUTE([.A93]; &quot;ü&quot;;&quot;u&quot;);&quot;ö&quot;;&quot;o&quot;);&quot;ä&quot;;&quot;a&quot;);&quot;Ü&quot;;&quot;U&quot;);&quot;Ö&quot;;&quot;O&quot;);&quot;Ä&quot;;&quot;A&quot;);&quot;ß&quot;;&quot;ss&quot;)" office:value-type="string" office:string-value="Bergmann" calcext:value-type="string">
            <text:p>Bergmann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table:formula="of:=SUBSTITUTE(SUBSTITUTE(SUBSTITUTE(SUBSTITUTE(SUBSTITUTE(SUBSTITUTE(SUBSTITUTE([.A94]; &quot;ü&quot;;&quot;u&quot;);&quot;ö&quot;;&quot;o&quot;);&quot;ä&quot;;&quot;a&quot;);&quot;Ü&quot;;&quot;U&quot;);&quot;Ö&quot;;&quot;O&quot;);&quot;Ä&quot;;&quot;A&quot;);&quot;ß&quot;;&quot;ss&quot;)" office:value-type="string" office:string-value="Thomas" calcext:value-type="string">
            <text:p>Thomas</text:p>
          </table:table-cell>
        </table:table-row>
        <table:table-row table:style-name="ro1">
          <table:table-cell office:value-type="string" calcext:value-type="string">
            <text:p>Voigt</text:p>
          </table:table-cell>
          <table:table-cell table:formula="of:=SUBSTITUTE(SUBSTITUTE(SUBSTITUTE(SUBSTITUTE(SUBSTITUTE(SUBSTITUTE(SUBSTITUTE([.A95]; &quot;ü&quot;;&quot;u&quot;);&quot;ö&quot;;&quot;o&quot;);&quot;ä&quot;;&quot;a&quot;);&quot;Ü&quot;;&quot;U&quot;);&quot;Ö&quot;;&quot;O&quot;);&quot;Ä&quot;;&quot;A&quot;);&quot;ß&quot;;&quot;ss&quot;)" office:value-type="string" office:string-value="Voigt" calcext:value-type="string">
            <text:p>Voigt</text:p>
          </table:table-cell>
        </table:table-row>
        <table:table-row table:style-name="ro1">
          <table:table-cell office:value-type="string" calcext:value-type="string">
            <text:p>Sauer</text:p>
          </table:table-cell>
          <table:table-cell table:formula="of:=SUBSTITUTE(SUBSTITUTE(SUBSTITUTE(SUBSTITUTE(SUBSTITUTE(SUBSTITUTE(SUBSTITUTE([.A96]; &quot;ü&quot;;&quot;u&quot;);&quot;ö&quot;;&quot;o&quot;);&quot;ä&quot;;&quot;a&quot;);&quot;Ü&quot;;&quot;U&quot;);&quot;Ö&quot;;&quot;O&quot;);&quot;Ä&quot;;&quot;A&quot;);&quot;ß&quot;;&quot;ss&quot;)" office:value-type="string" office:string-value="Sauer" calcext:value-type="string">
            <text:p>Sauer</text:p>
          </table:table-cell>
        </table:table-row>
        <table:table-row table:style-name="ro1">
          <table:table-cell office:value-type="string" calcext:value-type="string">
            <text:p>Arnold</text:p>
          </table:table-cell>
          <table:table-cell table:formula="of:=SUBSTITUTE(SUBSTITUTE(SUBSTITUTE(SUBSTITUTE(SUBSTITUTE(SUBSTITUTE(SUBSTITUTE([.A97]; &quot;ü&quot;;&quot;u&quot;);&quot;ö&quot;;&quot;o&quot;);&quot;ä&quot;;&quot;a&quot;);&quot;Ü&quot;;&quot;U&quot;);&quot;Ö&quot;;&quot;O&quot;);&quot;Ä&quot;;&quot;A&quot;);&quot;ß&quot;;&quot;ss&quot;)" office:value-type="string" office:string-value="Arnold" calcext:value-type="string">
            <text:p>Arnold</text:p>
          </table:table-cell>
        </table:table-row>
        <table:table-row table:style-name="ro1">
          <table:table-cell office:value-type="string" calcext:value-type="string">
            <text:p>Wolff</text:p>
          </table:table-cell>
          <table:table-cell table:formula="of:=SUBSTITUTE(SUBSTITUTE(SUBSTITUTE(SUBSTITUTE(SUBSTITUTE(SUBSTITUTE(SUBSTITUTE([.A98]; &quot;ü&quot;;&quot;u&quot;);&quot;ö&quot;;&quot;o&quot;);&quot;ä&quot;;&quot;a&quot;);&quot;Ü&quot;;&quot;U&quot;);&quot;Ö&quot;;&quot;O&quot;);&quot;Ä&quot;;&quot;A&quot;);&quot;ß&quot;;&quot;ss&quot;)" office:value-type="string" office:string-value="Wolff" calcext:value-type="string">
            <text:p>Wolff</text:p>
          </table:table-cell>
        </table:table-row>
        <table:table-row table:style-name="ro1">
          <table:table-cell office:value-type="string" calcext:value-type="string">
            <text:p>Pfeiffer</text:p>
          </table:table-cell>
          <table:table-cell table:formula="of:=SUBSTITUTE(SUBSTITUTE(SUBSTITUTE(SUBSTITUTE(SUBSTITUTE(SUBSTITUTE(SUBSTITUTE([.A99]; &quot;ü&quot;;&quot;u&quot;);&quot;ö&quot;;&quot;o&quot;);&quot;ä&quot;;&quot;a&quot;);&quot;Ü&quot;;&quot;U&quot;);&quot;Ö&quot;;&quot;O&quot;);&quot;Ä&quot;;&quot;A&quot;);&quot;ß&quot;;&quot;ss&quot;)" office:value-type="string" office:string-value="Pfeiffer" calcext:value-type="string">
            <text:p>Pfeiff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.00.0000</text:date>, <text:time style:data-style-name="N2" text:time-value="21:34:31.34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21:29:50.063000000</meta:creation-date>
    <dc:date>2023-10-09T00:13:24.119000000</dc:date>
    <meta:editing-duration>PT2H41M17S</meta:editing-duration>
    <meta:editing-cycles>3</meta:editing-cycles>
    <meta:generator>LibreOffice/7.5.5.2$Windows_X86_64 LibreOffice_project/ca8fe7424262805f223b9a2334bc7181abbcbf5e</meta:generator>
    <meta:document-statistic meta:table-count="1" meta:cell-count="198" meta:object-count="0"/>
  </office:meta>
</office:document-meta>
</file>